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background-color="#ffffff" style:font-name-asian="Times New Roman" style:language-asian="pt" style:country-asian="BR" style:font-name-complex="Courier New2"/>
    </style:style>
    <style:style style:name="P2" style:family="paragraph" style:parent-style-name="Standard">
      <style:paragraph-properties fo:margin-top="0cm" fo:margin-bottom="0cm" loext:contextual-spacing="true" fo:line-height="100%"/>
      <style:text-properties fo:font-variant="normal" fo:text-transform="none" fo:color="#000000" style:text-line-through-style="none" style:text-line-through-type="none" style:font-name="Courier New1" fo:letter-spacing="normal" fo:font-style="normal" style:text-underline-style="none" fo:font-weight="bold" style:text-blinking="false" fo:background-color="#ffffff" style:font-style-asian="normal" style:font-weight-asian="bold"/>
    </style:style>
    <style:style style:name="P3" style:family="paragraph" style:parent-style-name="Standard">
      <style:paragraph-properties fo:margin-top="0cm" fo:margin-bottom="0cm" loext:contextual-spacing="true" fo:line-height="100%"/>
    </style:style>
    <style:style style:name="P4" style:family="paragraph" style:parent-style-name="Standard">
      <style:paragraph-properties fo:margin-top="0cm" fo:margin-bottom="0cm" loext:contextual-spacing="true" fo:line-height="100%" fo:orphans="2" fo:widows="2"/>
      <style:text-properties officeooo:paragraph-rsid="0023b11b"/>
    </style:style>
    <style:style style:name="P5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1c1c1c" style:font-name="Courier New1" fo:font-size="11pt" fo:letter-spacing="normal" style:font-size-asian="11pt" style:font-size-complex="11pt"/>
    </style:style>
    <style:style style:name="P6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1c1c1c" style:font-name="Courier New1" fo:font-size="11pt" fo:letter-spacing="normal" fo:font-style="normal" fo:font-weight="normal" style:font-size-asian="11pt" style:font-size-complex="11pt"/>
    </style:style>
    <style:style style:name="P7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1c1c1c" style:font-name="Courier New1" fo:font-size="11pt" fo:letter-spacing="normal" fo:font-style="normal" fo:font-weight="bold" style:font-size-asian="11pt" style:font-size-complex="11pt"/>
    </style:style>
    <style:style style:name="P8" style:family="paragraph" style:parent-style-name="Preformatted_20_Text">
      <style:paragraph-properties fo:margin-top="0cm" fo:margin-bottom="0cm" loext:contextual-spacing="true" fo:line-height="100%" fo:orphans="2" fo:widows="2"/>
      <style:text-properties fo:color="#1c1c1c" style:font-name="Courier New1" fo:font-size="11pt" style:font-size-asian="11pt" style:font-size-complex="11pt"/>
    </style:style>
    <style:style style:name="P9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color="#000000" style:font-name="Courier New1" officeooo:paragraph-rsid="002a3dac" fo:background-color="#ffffff"/>
    </style:style>
    <style:style style:name="P10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color="#1c1c1c" style:font-name="Courier New1" fo:font-size="11pt" style:font-size-asian="11pt" style:font-size-complex="11pt"/>
    </style:style>
    <style:style style:name="P11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4pt" fo:font-style="italic" style:text-underline-style="solid" style:text-underline-width="auto" style:text-underline-color="font-color" fo:font-weight="bold" officeooo:rsid="00295beb" officeooo:paragraph-rsid="00295beb" style:font-name-asian="Times New Roman" style:font-size-asian="14pt" style:language-asian="pt" style:country-asian="BR" style:font-style-asian="italic" style:font-weight-asian="bold" style:font-name-complex="Courier New2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solid" draw:fill-color="#000000"/>
      <style:text-properties style:font-name="Chilanka" fo:font-size="24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font-name="Courier New1" fo:font-size="11pt" fo:letter-spacing="normal" fo:font-style="normal" style:text-underline-style="none" fo:font-weight="bold" officeooo:rsid="002a3dac" style:text-blinking="false" fo:background-color="#ffffff" loext:char-shading-value="0" style:font-size-asian="11pt" style:font-style-asian="normal" style:font-weight-asian="bold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font-name="Courier New1" fo:font-size="11pt" fo:letter-spacing="normal" fo:font-style="normal" style:text-underline-style="none" fo:font-weight="bold" officeooo:rsid="00202dff" style:text-blinking="false" fo:background-color="#ffffff" loext:char-shading-value="0" style:font-size-asian="11pt" style:font-style-asian="normal" style:font-weight-asian="normal" style:font-size-complex="11pt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Courier New1" fo:font-size="11pt" fo:letter-spacing="normal" fo:font-style="normal" style:text-underline-style="none" fo:font-weight="normal" officeooo:rsid="00202dff" style:text-blinking="false" fo:background-color="#ffffff" loext:char-shading-value="0" style:font-size-asian="11pt" style:font-style-asian="normal" style:font-weight-asian="normal" style:font-size-complex="11pt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Courier New1" fo:font-size="11pt" fo:letter-spacing="normal" fo:font-style="normal" style:text-underline-style="none" fo:font-weight="normal" officeooo:rsid="002a3dac" style:text-blinking="false" fo:background-color="#ffffff" loext:char-shading-value="0" style:font-size-asian="11pt" style:font-style-asian="normal" style:font-weight-asian="normal" style:font-size-complex="11pt" loext:padding="0cm" loext:border="none"/>
    </style:style>
    <style:style style:name="T5" style:family="text">
      <style:text-properties fo:font-variant="normal" fo:text-transform="none" fo:color="#000000" style:font-name="Courier New1" fo:font-size="11pt" fo:letter-spacing="normal" fo:font-style="normal" fo:font-weight="bold" fo:background-color="#ffffff" loext:char-shading-value="0" style:font-size-asian="11pt" style:font-style-asian="normal" style:font-weight-asian="bold" style:font-size-complex="11pt"/>
    </style:style>
    <style:style style:name="T6" style:family="text">
      <style:text-properties fo:font-variant="normal" fo:text-transform="none" fo:font-size="11pt" fo:letter-spacing="normal" fo:font-style="normal" fo:font-weight="bold" style:font-size-asian="11pt" style:font-style-asian="normal" style:font-weight-asian="bold" style:font-size-complex="11pt" style:font-weight-complex="bold"/>
    </style:style>
    <style:style style:name="T7" style:family="text">
      <style:text-properties fo:font-variant="normal" fo:text-transform="none" fo:font-size="11pt" fo:letter-spacing="normal" fo:font-style="normal" fo:font-weight="bold" officeooo:rsid="002e9503" style:font-size-asian="11pt" style:font-style-asian="normal" style:font-weight-asian="bold" style:font-size-complex="11pt" style:font-weight-complex="bold"/>
    </style:style>
    <style:style style:name="T8" style:family="text">
      <style:text-properties fo:font-variant="normal" fo:text-transform="none" fo:font-size="11pt" fo:letter-spacing="normal" fo:font-style="normal" fo:font-weight="normal" style:font-size-asian="11pt" style:font-style-asian="normal" style:font-weight-asian="normal" style:font-size-complex="11pt"/>
    </style:style>
    <style:style style:name="T9" style:family="text">
      <style:text-properties fo:font-variant="normal" fo:text-transform="none" fo:color="#1c1c1c" style:font-name="Courier New1" fo:font-size="11pt" fo:letter-spacing="normal" fo:font-style="normal" fo:font-weight="normal" style:font-size-asian="11pt" style:font-style-asian="normal" style:font-weight-asian="normal" style:font-size-complex="11pt"/>
    </style:style>
    <style:style style:name="T10" style:family="text">
      <style:text-properties fo:font-variant="normal" fo:text-transform="none" fo:color="#1c1c1c" style:font-name="Courier New1" fo:font-size="11pt" fo:letter-spacing="normal" fo:font-style="normal" fo:font-weight="bold" style:font-size-asian="11pt" style:font-style-asian="normal" style:font-weight-asian="normal" style:font-size-complex="11pt"/>
    </style:style>
    <style:style style:name="T11" style:family="text">
      <style:text-properties fo:font-variant="normal" fo:text-transform="none" fo:color="#1c1c1c" style:font-name="Courier New1" fo:font-size="11pt" fo:letter-spacing="normal" fo:font-style="normal" fo:font-weight="bold" officeooo:rsid="002a3dac" style:font-size-asian="11pt" style:font-style-asian="normal" style:font-weight-asian="normal" style:font-size-complex="11pt"/>
    </style:style>
    <style:style style:name="T12" style:family="text">
      <style:text-properties fo:font-style="normal" fo:font-weight="bold"/>
    </style:style>
    <style:style style:name="T13" style:family="text">
      <style:text-properties fo:font-style="normal" fo:font-weight="bold" officeooo:rsid="002a3dac"/>
    </style:style>
    <style:style style:name="T14" style:family="text">
      <style:text-properties fo:font-style="normal" fo:font-weight="normal"/>
    </style:style>
    <style:style style:name="T15" style:family="text">
      <style:text-properties fo:font-weight="bold"/>
    </style:style>
    <style:style style:name="T16" style:family="text">
      <style:text-properties fo:font-weight="bold" officeooo:rsid="002a3dac"/>
    </style:style>
    <style:style style:name="T17" style:family="text">
      <style:text-properties officeooo:rsid="002a3dac"/>
    </style:style>
    <style:style style:name="T18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9" style:family="text">
      <style:text-properties fo:color="#000000" fo:font-size="14pt" fo:font-weight="bold" officeooo:rsid="002bceba" style:font-size-asian="14pt" style:font-weight-asian="bold" style:font-size-complex="14pt" style:font-weight-complex="bold"/>
    </style:style>
    <style:style style:name="T20" style:family="text">
      <style:text-properties style:font-name="Chilanka" fo:font-size="24pt"/>
    </style:style>
    <style:style style:name="gr1" style:family="graphic">
      <style:graphic-properties draw:stroke="solid" svg:stroke-width="0.106cm" svg:stroke-color="#000000" draw:stroke-linejoin="round" draw:fill="none" draw:textarea-vertical-align="top" draw:auto-grow-height="false" fo:min-height="0.755cm" fo:min-width="0.57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826cm" fo:min-width="0.875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fill-color="#ffffff" draw:textarea-horizontal-align="justify" draw:textarea-vertical-align="middle" draw:auto-grow-height="false" fo:min-height="3.461cm" fo:min-width="8.8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614cm" fo:min-width="3.119cm" fo:padding-top="0.012cm" fo:padding-bottom="0.012cm" fo:padding-left="0.012cm" fo:padding-right="0.012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1c1c1c" draw:fill="none" draw:textarea-vertical-align="middle" draw:auto-grow-height="false" fo:min-height="2.03cm" fo:min-width="0.3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614cm" fo:min-width="1.025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1c1c1c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custom-shape text:anchor-type="paragraph" draw:z-index="0" draw:name="Figura1" draw:style-name="gr1" draw:text-style-name="P12" svg:width="1.514cm" svg:height="1.419cm" svg:x="17.764cm" svg:y="-0.27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" draw:style-name="gr2" draw:text-style-name="P13" svg:width="0.899cm" svg:height="0.851cm" svg:x="18.062cm" svg:y="0.005cm"><text:p><text:span text:style-name="T20">88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Caminho no deserto</text:p>
      <text:p text:style-name="P1"/>
      <text:p text:style-name="P3"><text:bookmark text:name="cifra_tom"/><text:span text:style-name="T5">Tom: </text:span><text:span text:style-name="Internet_20_link"><text:span text:style-name="T1">B</text:span></text:span></text:p>
      <text:p text:style-name="P4"><text:span text:style-name="Internet_20_link"><text:span text:style-name="T3">Capotraste na </text:span></text:span><text:span text:style-name="Internet_20_link"><text:span text:style-name="T4">2</text:span></text:span><text:span text:style-name="Internet_20_link"><text:span text:style-name="T2">ª casa</text:span></text:span></text:p>
      <text:p text:style-name="P2"><text:bookmark text:name="cifra_capo"/><text:bookmark text:name="cifra_afi"/></text:p>
      <text:p text:style-name="P9"><text:span text:style-name="T6">Intro </text:span><text:span text:style-name="T7">2x</text:span><text:span text:style-name="T8">: <text:s/></text:span><text:span text:style-name="T10">D</text:span><text:span text:style-name="T11">9</text:span><text:span text:style-name="T9"> <text:s/></text:span><text:span text:style-name="T10">A</text:span><text:span text:style-name="T11">9</text:span><text:span text:style-name="T9"> <text:s/></text:span><text:span text:style-name="T10">E</text:span><text:span text:style-name="T9"> <text:s/></text:span><text:span text:style-name="T10">F#m</text:span><text:span text:style-name="T11">9</text:span></text:p>
      <text:p text:style-name="P10"/>
      <text:p text:style-name="P5"><text:s text:c="9"/><text:span text:style-name="T12">D</text:span><text:span text:style-name="T13">9</text:span><text:span text:style-name="T14"> <text:s text:c="12"/></text:span><text:span text:style-name="T12">A</text:span><text:span text:style-name="T13">9</text:span></text:p>
      <text:p text:style-name="P6">Estás aqui movendo entre nós</text:p>
      <text:p text:style-name="P5"><text:s text:c="9"/><text:span text:style-name="T12">E</text:span><text:span text:style-name="T14"> <text:s text:c="12"/></text:span><text:span text:style-name="T12">F#m</text:span><text:span text:style-name="T13">9</text:span></text:p>
      <text:p text:style-name="P6">Te adorarei , Te adorarei</text:p>
      <text:p text:style-name="P6"/>
      <text:p text:style-name="P5"><text:s text:c="9"/><text:span text:style-name="T12">D</text:span><text:span text:style-name="T13">9</text:span><text:span text:style-name="T14"> <text:s text:c="12"/></text:span><text:span text:style-name="T12">A</text:span><text:span text:style-name="T13">9</text:span></text:p>
      <text:p text:style-name="P6">Estás aqui mudando destinos</text:p>
      <text:p text:style-name="P5"><text:s text:c="9"/><text:span text:style-name="T12">E</text:span><text:span text:style-name="T14"> <text:s text:c="12"/></text:span><text:span text:style-name="T12">F#m</text:span><text:span text:style-name="T13">9</text:span></text:p>
      <text:p text:style-name="P6">Te adorarei , Te adorarei</text:p>
      <text:p text:style-name="P6"/>
      <text:p text:style-name="P5"><text:s text:c="9"/><text:span text:style-name="T12">D</text:span><text:span text:style-name="T13">9</text:span><text:span text:style-name="T14"> <text:s text:c="12"/></text:span><text:span text:style-name="T12">A</text:span><text:span text:style-name="T13">9</text:span></text:p>
      <text:p text:style-name="P6">Estás aqui operando milagres</text:p>
      <text:p text:style-name="P5"><text:s text:c="9"/><text:span text:style-name="T12">E</text:span><text:span text:style-name="T14"> <text:s text:c="12"/></text:span><text:span text:style-name="T12">F#m</text:span><text:span text:style-name="T13">9</text:span></text:p>
      <text:p text:style-name="P6">Te adorarei , Te adorarei</text:p>
      <text:p text:style-name="P6"/>
      <text:p text:style-name="P5"><text:s text:c="8"/><text:span text:style-name="T12">D</text:span><text:span text:style-name="T13">9</text:span><text:span text:style-name="T14"> <text:s text:c="16"/></text:span><text:span text:style-name="T12">A</text:span><text:span text:style-name="T13">9</text:span></text:p>
      <text:p text:style-name="P6">Estás aqui transformando nossas vidas</text:p>
      <text:p text:style-name="P5"><text:s text:c="9"/><text:span text:style-name="T12">E</text:span><text:span text:style-name="T14"> <text:s text:c="11"/></text:span><text:span text:style-name="T12">F#m</text:span><text:span text:style-name="T13">9</text:span></text:p>
      <text:p text:style-name="P6">Te adorarei ,Te adorarei</text:p>
      <text:p text:style-name="P7"><draw:custom-shape text:anchor-type="paragraph" draw:z-index="2" draw:name="Forma1" draw:style-name="gr3" draw:text-style-name="P14" svg:width="8.829cm" svg:height="3.462cm" svg:x="-0.159cm" svg:y="0.284cm"><text:p/><draw:enhanced-geometry svg:viewBox="0 0 21600 21600" draw:type="rectangle" draw:enhanced-path="M 0 0 L 21600 0 21600 21600 0 21600 0 0 Z N"/></draw:custom-shape></text:p>
      <text:p text:style-name="P6">Meu Deus é</text:p>
      <text:p text:style-name="P7">D<text:span text:style-name="T17">9</text:span></text:p>
      <text:p text:style-name="P6"><draw:custom-shape text:anchor-type="char" draw:z-index="8" draw:style-name="gr6" draw:text-style-name="P13" svg:width="1.049cm" svg:height="0.638cm" svg:x="8.931cm" svg:y="0.134cm"><text:p><text:span text:style-name="T20"><text:s/></text:span><text:span text:style-name="T20">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Deus de milagres, Deus de promessas</text:p>
      <text:p text:style-name="P6"><text:span text:style-name="T15">A</text:span><text:span text:style-name="T16">9</text:span> <text:s text:c="32"/><text:span text:style-name="T15">E</text:span></text:p>
      <text:p text:style-name="P6">Caminho no deserto, luz na escuridão</text:p>
      <text:p text:style-name="P5"><text:s text:c="25"/><text:span text:style-name="T12">F#m</text:span><text:span text:style-name="T13">9</text:span></text:p>
      <text:p text:style-name="P6"><draw:line text:anchor-type="paragraph" draw:z-index="6" draw:name="Forma3" draw:style-name="gr7" draw:text-style-name="P16" svg:x1="13.649cm" svg:y1="13.115cm" svg:x2="8.839cm" svg:y2="0.097cm"><text:p/></draw:line>Meu Deus, este é quem tu és</text:p>
      <text:p text:style-name="P8"/>
      <text:p text:style-name="P5"><text:s text:c="9"/><text:span text:style-name="T12">D</text:span><text:span text:style-name="T13">9</text:span><text:span text:style-name="T14"> <text:s text:c="16"/></text:span><text:span text:style-name="T12">A</text:span><text:span text:style-name="T13">9</text:span></text:p>
      <text:p text:style-name="P6">Estas aqui tocando os corações</text:p>
      <text:p text:style-name="P5"><text:s text:c="9"/><text:span text:style-name="T12">E</text:span><text:span text:style-name="T14"> <text:s text:c="12"/></text:span><text:span text:style-name="T12">F#m</text:span></text:p>
      <text:p text:style-name="P6">Te adorarei , Te adorarei</text:p>
      <text:p text:style-name="P6"/>
      <text:p text:style-name="P5"><text:s text:c="9"/><text:span text:style-name="T12">D</text:span><text:span text:style-name="T13">9</text:span><text:span text:style-name="T14"> <text:s text:c="14"/></text:span><text:span text:style-name="T12">A</text:span><text:span text:style-name="T13">9</text:span></text:p>
      <text:p text:style-name="P6">Estas aqui curando multidões</text:p>
      <text:p text:style-name="P5"><text:s text:c="9"/><text:span text:style-name="T12">E</text:span><text:span text:style-name="T14"> <text:s text:c="12"/></text:span><text:span text:style-name="T12">F#m</text:span><text:span text:style-name="T13">9</text:span></text:p>
      <text:p text:style-name="P6">Te adorarei , Te adorarei</text:p>
      <text:p text:style-name="P6"/>
      <text:p text:style-name="P5"><text:s text:c="9"/><text:span text:style-name="T12">D</text:span><text:span text:style-name="T13">9</text:span><text:span text:style-name="T14"> <text:s text:c="17"/></text:span><text:span text:style-name="T12">A</text:span><text:span text:style-name="T13">9</text:span></text:p>
      <text:p text:style-name="P6">Estas aqui restaurando corações</text:p>
      <text:p text:style-name="P5"><text:s text:c="9"/><text:span text:style-name="T12">E</text:span><text:span text:style-name="T14"> <text:s text:c="12"/></text:span><text:span text:style-name="T12">F#m</text:span><text:span text:style-name="T13">9</text:span></text:p>
      <text:p text:style-name="P6">Te adorarei , Te adorarei</text:p>
      <text:p text:style-name="P6"/>
      <text:p text:style-name="P5"><text:s text:c="9"/><text:span text:style-name="T12">D</text:span><text:span text:style-name="T13">9</text:span><text:span text:style-name="T14"> <text:s text:c="18"/></text:span><text:span text:style-name="T12">A</text:span><text:span text:style-name="T13">9</text:span></text:p>
      <text:p text:style-name="P6">Estas aqui transformando histórias</text:p>
      <text:p text:style-name="P5"><text:s text:c="9"/><text:span text:style-name="T12">E</text:span><text:span text:style-name="T14"> <text:s text:c="12"/></text:span><text:span text:style-name="T12">F#m</text:span><text:span text:style-name="T13">9</text:span></text:p>
      <text:p text:style-name="P6">Te adorarei , Te adorarei</text:p>
      <text:p text:style-name="P6"/>
      <text:p text:style-name="P8"><draw:custom-shape text:anchor-type="paragraph" draw:z-index="3" draw:style-name="gr4" draw:text-style-name="P13" svg:width="3.142cm" svg:height="0.638cm" svg:x="0cm" svg:y="0cm"><text:p><text:span text:style-name="T20">Refrão 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/><text:tab/></text:p>
      <text:p text:style-name="P8"/>
      <text:p text:style-name="P8"><draw:custom-shape text:anchor-type="paragraph" draw:z-index="4" draw:name="Forma2" draw:style-name="gr5" draw:text-style-name="P15" svg:width="1.013cm" svg:height="2.14cm" svg:x="8.786cm" svg:y="0.145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5"><draw:custom-shape text:anchor-type="char" draw:z-index="5" draw:style-name="gr6" draw:text-style-name="P13" svg:width="1.049cm" svg:height="0.638cm" svg:x="10.014cm" svg:y="0.339cm"><text:p><text:span text:style-name="T20"><text:s/></text:span><text:span text:style-name="T20">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 text:c="11"/><text:span text:style-name="T12">D</text:span><text:span text:style-name="T13">9</text:span><text:span text:style-name="T14"> <text:s text:c="23"/></text:span><text:span text:style-name="T12">A</text:span><text:span text:style-name="T13">9</text:span></text:p>
      <text:p text:style-name="P6">Enxuga as lágrimas restaura os corações</text:p>
      <text:p text:style-name="P5"><text:s text:c="12"/><text:span text:style-name="T12">E</text:span><text:span text:style-name="T14"> <text:s text:c="6"/></text:span><text:span text:style-name="T12">F#m</text:span><text:span text:style-name="T13">9</text:span></text:p>
      <text:p text:style-name="P6">Tu és a resposta Jesus</text:p>
      <text:p text:style-name="P5"><draw:line text:anchor-type="paragraph" draw:z-index="7" draw:name="Forma4" draw:style-name="gr8" draw:text-style-name="P16" svg:x1="0.275cm" svg:y1="0.377cm" svg:x2="13.649cm" svg:y2="0.377cm"><text:p/></draw:line><text:tab/><text:tab/><text:tab/><text:tab/><text:tab/><text:tab/><text:tab/><text:tab/><text:tab/><text:tab/><text:tab/> <text:span text:style-name="T18">4</text:span><text:span text:style-name="T19">x</text:span><text:span text:style-name="T18"> Refrão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1122 2243" svg:d="M0 2108v17 17l12 42 30 34 38 21 43 4 29-8 30-21 25-26 13-34 343-1532 339 1520 13 42 29 34 39 21 42 4 42-12 34-30 21-42v-39-12l-4 4-440-1998-9-42-25-39-38-25-43-8-42 8-38 25-26 39-8 42z"/>
    <draw:marker draw:name="Arrowhead_20_2" draw:display-name="Arrowhead 2" svg:viewBox="0 0 10 15" svg:d="M10 0zM5 0l-5 15h5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nt" style:family="text" style:parent-style-name="Default_20_Paragraph_20_Font"/>
    <style:style style:name="teads-ui-components-credits-colored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font-name="Chilanka" fo:font-family="Chilanka" style:font-family-generic="roman" style:font-pitch="variable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0.25cm" fo:margin-left="1cm" fo:margin-right="1.24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8-18T15:48:00</meta:creation-date>
    <meta:initial-creator>Arthur</meta:initial-creator>
    <dc:language>pt-BR</dc:language>
    <meta:print-date>2015-02-14T18:13:00</meta:print-date>
    <dc:date>2019-04-02T17:20:37.993000000</dc:date>
    <meta:editing-cycles>60</meta:editing-cycles>
    <meta:editing-duration>P1DT9H7M6S</meta:editing-duration>
    <meta:generator>LibreOffice/6.2.1.2$Windows_X86_64 LibreOffice_project/7bcb35dc3024a62dea0caee87020152d1ee96e71</meta:generator>
    <meta:document-statistic meta:table-count="0" meta:image-count="0" meta:object-count="0" meta:page-count="1" meta:paragraph-count="49" meta:word-count="164" meta:character-count="1278" meta:non-whitespace-character-count="67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